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 Condensed" svg:font-family="'DejaVu Serif Condensed'" style:font-family-generic="roman" style:font-pitch="variable"/>
    <style:font-face style:name="DejaVu Serif Condensed1" svg:font-family="'DejaVu Serif Condensed'" style:font-adornments="Condensed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marker-end="Arrowheads_20_30" draw:fill="none" draw:fill-color="#ffffff" draw:auto-grow-height="true" draw:auto-grow-width="false" fo:max-height="0cm" fo:min-height="3.3cm"/>
      <style:paragraph-properties style:writing-mode="lr-tb"/>
    </style:style>
    <style:style style:name="gr3" style:family="graphic" style:parent-style-name="objectwithoutfill">
      <style:graphic-properties draw:marker-end="Arrowheads_20_35" draw:marker-end-width="0.3cm" draw:fill="none" draw:textarea-vertical-align="middle"/>
    </style:style>
    <style:style style:name="gr4" style:family="graphic" style:parent-style-name="Default_20_Drawing_20_Style_5f_1_5f_1_5f_1">
      <style:graphic-properties draw:stroke="none" svg:stroke-color="#000000" draw:fill="none" draw:fill-color="#ffffff" draw:auto-grow-height="true" draw:auto-grow-width="false" fo:min-height="12.603cm"/>
      <style:paragraph-properties style:writing-mode="lr-tb"/>
    </style:style>
    <style:style style:name="gr5" style:family="graphic" style:parent-style-name="objectwithoutfill">
      <style:graphic-properties draw:marker-end="Arrowheads_20_31" draw:marker-end-width="0.3cm" draw:fill="none" draw:textarea-vertical-align="middle"/>
    </style:style>
    <style:style style:name="gr6" style:family="graphic" style:parent-style-name="objectwithoutfill">
      <style:graphic-properties svg:stroke-color="#bababa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8" style:family="graphic" style:parent-style-name="objectwithoutfill">
      <style:graphic-properties draw:marker-end="Arrowheads_20_34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022cm"/>
      <style:paragraph-properties style:writing-mode="lr-tb"/>
    </style:style>
    <style:style style:name="gr10" style:family="graphic" style:parent-style-name="standard">
      <style:graphic-properties fo:min-height="0.82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22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.96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114cm"/>
      <style:paragraph-properties style:writing-mode="lr-tb"/>
    </style:style>
    <style:style style:name="gr15" style:family="graphic" style:parent-style-name="objectwithoutfill">
      <style:graphic-properties draw:fill="none" draw:textarea-vertical-align="middle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 fo:min-height="15.75cm"/>
      <style:paragraph-properties style:writing-mode="lr-tb"/>
    </style:style>
    <style:style style:name="pr6" style:family="presentation" style:parent-style-name="Default-outline1">
      <style:graphic-properties draw:textarea-vertical-align="top" fo:min-height="15.75cm"/>
      <style:paragraph-properties style:writing-mode="lr-tb"/>
    </style:style>
    <style:style style:name="co1" style:family="table-column">
      <style:table-column-properties style:column-width="4.585cm" style:use-optimal-column-width="false"/>
    </style:style>
    <style:style style:name="co2" style:family="table-column">
      <style:table-column-properties style:column-width="9.261cm" style:use-optimal-column-width="false"/>
    </style:style>
    <style:style style:name="co3" style:family="table-column">
      <style:table-column-properties style:column-width="12.695cm" style:use-optimal-column-width="false"/>
    </style:style>
    <style:style style:name="co4" style:family="table-column">
      <style:table-column-properties style:column-width="4.564cm" style:use-optimal-column-width="false"/>
    </style:style>
    <style:style style:name="co5" style:family="table-column">
      <style:table-column-properties style:column-width="12.222cm" style:use-optimal-column-width="false"/>
    </style:style>
    <style:style style:name="co6" style:family="table-column">
      <style:table-column-properties style:column-width="10.448cm" style:use-optimal-column-width="false"/>
    </style:style>
    <style:style style:name="ro1" style:family="table-row">
      <style:table-row-properties style:row-height="0.6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0.03pt solid #666666"/>
      <style:text-properties fo:color="#000000" loext:opacity="100%" style:font-name="DejaVu Sans Condensed" fo:font-size="20pt" fo:font-weight="bold" style:font-weight-asian="bold" style:font-weight-complex="bold"/>
    </style:style>
    <style:style style:name="ce2" style:family="table-cell">
      <loext:graphic-properties draw:fill="none" draw:textarea-vertical-align="middle"/>
      <style:paragraph-properties fo:border="0.03pt solid #666666"/>
      <style:text-properties style:font-name="DejaVu Sans Condensed" fo:font-size="20pt"/>
    </style:style>
    <style:style style:name="ce3" style:family="table-cell">
      <loext:graphic-properties draw:fill="solid" draw:fill-color="#ffffff" draw:textarea-vertical-align="middle"/>
      <style:paragraph-properties fo:border="0.03pt solid #666666"/>
      <style:text-properties style:font-name="DejaVu Sans Condensed" fo:font-size="20pt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language="pt" fo:country="BR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000000" loext:opacity="100%" style:font-name="DejaVu Sans Condensed" fo:font-size="20pt" fo:font-weight="bold" style:font-weight-asian="bold" style:font-weight-complex="bold"/>
    </style:style>
    <style:style style:name="P12" style:family="paragraph">
      <style:text-properties style:font-name="DejaVu Sans Condensed" fo:font-size="20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left="0cm" fo:margin-right="0cm" fo:margin-top="1cm" fo:margin-bottom="0cm" fo:line-height="115%" fo:text-indent="0cm">
        <style:tab-stops/>
      </style:paragraph-properties>
      <style:text-properties fo:hyphenate="false" loext:hyphenation-no-caps="false"/>
    </style:style>
    <style:style style:name="P15" style:family="paragraph">
      <style:paragraph-properties fo:margin-left="0cm" fo:margin-right="0cm" fo:margin-top="1cm" fo:margin-bottom="0cm" fo:line-height="115%" fo:text-align="start" fo:text-indent="0cm">
        <style:tab-stops/>
      </style:paragraph-properties>
      <style:text-properties fo:hyphenate="false" loext:hyphenation-no-caps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2cm" fo:margin-bottom="0.2cm" fo:line-height="115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22pt"/>
    </style:style>
    <style:style style:name="P19" style:family="paragraph">
      <loext:graphic-properties draw:fill="none"/>
      <style:paragraph-properties fo:text-align="center"/>
      <style:text-properties fo:color="#c46200" loext:opacity="100%"/>
    </style:style>
    <style:style style:name="P20" style:family="paragraph">
      <loext:graphic-properties draw:fill="none" draw:fill-color="#ffffff"/>
      <style:paragraph-properties style:writing-mode="lr-tb"/>
      <style:text-properties fo:color="#c46200" loext:opacity="100%"/>
    </style:style>
    <style:style style:name="P21" style:family="paragraph">
      <style:paragraph-properties fo:margin-left="0cm" fo:margin-right="0cm" fo:margin-top="0.4cm" fo:margin-bottom="0cm" fo:line-height="115%" fo:text-indent="0cm">
        <style:tab-stops/>
      </style:paragraph-properties>
      <style:text-properties fo:hyphenate="false" loext:hyphenation-no-caps="false"/>
    </style:style>
    <style:style style:name="P22" style:family="paragraph">
      <style:paragraph-properties fo:line-height="115%"/>
    </style:style>
    <style:style style:name="P23" style:family="paragraph">
      <style:paragraph-properties fo:margin-top="0.3cm" fo:margin-bottom="0cm" fo:line-height="115%"/>
    </style:style>
    <style:style style:name="P24" style:family="paragraph">
      <loext:graphic-properties draw:fill="none" draw:fill-color="#ffffff"/>
      <style:paragraph-properties fo:line-height="115%" style:writing-mode="lr-tb"/>
      <style:text-properties style:use-window-font-color="true" loext:opacity="0%" fo:font-size="22pt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color="#008400" loext:opacity="100%"/>
    </style:style>
    <style:style style:name="T5" style:family="text">
      <style:text-properties fo:color="#7f00fe" loext:opacity="100%"/>
    </style:style>
    <style:style style:name="T6" style:family="text">
      <style:text-properties fo:color="#00caca" loext:opacity="100%"/>
    </style:style>
    <style:style style:name="T7" style:family="text">
      <style:text-properties fo:color="#ff0000" loext:opacity="100%"/>
    </style:style>
    <style:style style:name="T8" style:family="text">
      <style:text-properties fo:color="#9c9c00" loext:opacity="100%"/>
    </style:style>
    <style:style style:name="T9" style:family="text">
      <style:text-properties fo:color="#9c9c00" loext:opacity="100%" style:text-position="super 58%"/>
    </style:style>
    <style:style style:name="T10" style:family="text">
      <style:text-properties fo:color="#e47200" loext:opacity="100%"/>
    </style:style>
    <style:style style:name="T11" style:family="text">
      <style:text-properties fo:color="#000000" loext:opacity="100%" style:font-name="DejaVu Sans Condensed" fo:font-size="20pt" fo:font-weight="bold" style:font-weight-asian="bold" style:font-weight-complex="bold"/>
    </style:style>
    <style:style style:name="T12" style:family="text">
      <style:text-properties style:font-name="DejaVu Sans Condensed" fo:font-size="20pt"/>
    </style:style>
    <style:style style:name="T13" style:family="text">
      <style:text-properties style:text-position="33% 58%" style:font-name="DejaVu Sans Condensed" fo:font-size="20pt"/>
    </style:style>
    <style:style style:name="T14" style:family="text">
      <style:text-properties fo:color="#ff0000" loext:opacity="100%" style:font-name="DejaVu Sans Condensed" fo:font-size="20pt"/>
    </style:style>
    <style:style style:name="T15" style:family="text">
      <style:text-properties fo:color="#ff0000" loext:opacity="100%" style:text-position="33% 58%" style:font-name="DejaVu Sans Condensed" fo:font-size="20pt"/>
    </style:style>
    <style:style style:name="T16" style:family="text">
      <style:text-properties style:text-position="33% 58%"/>
    </style:style>
    <style:style style:name="T17" style:family="text">
      <style:text-properties fo:color="#ff0000" loext:opacity="100%" style:text-position="33% 58%"/>
    </style:style>
    <style:style style:name="T18" style:family="text">
      <style:text-properties fo:color="#666666" loext:opacity="100%"/>
    </style:style>
    <style:style style:name="T19" style:family="text">
      <style:text-properties style:font-name="DejaVu Sans Condensed" fo:font-size="20pt" fo:font-style="italic" style:font-style-asian="italic" style:font-style-complex="italic"/>
    </style:style>
    <style:style style:name="T20" style:family="text">
      <style:text-properties style:font-name="DejaVu Sans Condensed" fo:font-size="20pt" fo:font-style="normal" style:font-style-asian="normal" style:font-style-complex="normal"/>
    </style:style>
    <style:style style:name="T21" style:family="text">
      <style:text-properties fo:color="#ff00ff" loext:opacity="100%"/>
    </style:style>
    <style:style style:name="T22" style:family="text">
      <style:text-properties fo:color="#00b000" loext:opacity="100%"/>
    </style:style>
    <style:style style:name="T23" style:family="text">
      <style:text-properties fo:color="#4f9e00" loext:opacity="100%"/>
    </style:style>
    <style:style style:name="T24" style:family="text">
      <style:text-properties fo:color="#666666" loext:opacity="100%" style:text-position="33% 58%"/>
    </style:style>
    <style:style style:name="T25" style:family="text">
      <style:text-properties fo:color="#666666" loext:opacity="100%" fo:font-size="22pt"/>
    </style:style>
    <style:style style:name="T26" style:family="text">
      <style:text-properties fo:color="#666666" loext:opacity="100%" style:text-position="super 58%" fo:font-size="22pt"/>
    </style:style>
    <style:style style:name="T27" style:family="text">
      <style:text-properties fo:font-size="22pt"/>
    </style:style>
    <style:style style:name="T28" style:family="text">
      <style:text-properties fo:font-variant="normal" fo:text-transform="none" fo:color="#00caca" loext:opacity="100%" style:text-outline="false" style:text-line-through-style="none" style:text-line-through-type="none" style:font-name="DejaVu Sans Condensed1" fo:font-size="2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e47200" loext:opacity="100%" style:text-outline="false" style:text-line-through-style="none" style:text-line-through-type="none" style:font-name="DejaVu Sans Condensed1" fo:font-size="2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00ff" loext:opacity="100%" style:text-outline="false" style:text-line-through-style="none" style:text-line-through-type="none" style:font-name="DejaVu Sans Condensed1" fo:font-size="2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c46200" loext:opacity="100%"/>
    </style:style>
    <style:style style:name="T32" style:family="text">
      <style:text-properties style:text-position="super 58%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fo:font-size="22pt"/>
    </style:style>
    <style:style style:name="T35" style:family="text">
      <style:text-properties fo:color="#666666" loext:opacity="100%" fo:font-size="20pt" style:font-size-asian="26pt" style:font-size-complex="26pt"/>
    </style:style>
    <style:style style:name="T36" style:family="text">
      <style:text-properties style:text-position="sub 58%"/>
    </style:style>
    <style:style style:name="T37" style:family="text">
      <style:text-properties style:text-position="-8% 58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Linguagem Sensível ao Contexto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Linguagem Sensível ao Contexto (LSC)</text:p>
          </draw:text-box>
        </draw:frame>
        <draw:frame presentation:style-name="pr1" draw:text-style-name="P8" draw:layer="layout" svg:width="26.157cm" svg:height="16.5cm" svg:x="1cm" svg:y="4cm" presentation:class="outline" presentation:user-transformed="true">
          <draw:text-box>
            <text:list text:style-name="L1">
              <text:list-item>
                <text:p>Algumas abreviações</text:p>
                <text:list>
                  <text:list-item>
                    <text:p><text:span text:style-name="T4">LC </text:span><text:span text:style-name="T4"><text:tab/></text:span><text:span text:style-name="T4"><text:tab/></text:span><text:span text:style-name="T4">Livre de Contexto</text:span></text:p>
                  </text:list-item>
                  <text:list-item>
                    <text:p><text:span text:style-name="T4">LLC </text:span><text:span text:style-name="T4"><text:tab/></text:span><text:span text:style-name="T4">Linguagem Livre de Contexto</text:span></text:p>
                  </text:list-item>
                  <text:list-item>
                    <text:p><text:span text:style-name="T4">GLC </text:span><text:span text:style-name="T4"><text:tab/></text:span><text:span text:style-name="T4">Gramática Livre de Contexto</text:span></text:p>
                  </text:list-item>
                  <text:list-item>
                    <text:p><text:span text:style-name="T4">RLC </text:span><text:span text:style-name="T4"><text:tab/></text:span><text:span text:style-name="T4">Regra Livre de Contexto</text:span></text:p>
                  </text:list-item>
                  <text:list-item>
                    <text:p><text:span text:style-name="T5">SC </text:span><text:span text:style-name="T5"><text:tab/></text:span><text:span text:style-name="T5"><text:tab/></text:span><text:span text:style-name="T5">Sensível ao Contexto</text:span></text:p>
                  </text:list-item>
                  <text:list-item>
                    <text:p><text:span text:style-name="T5">LSC </text:span><text:span text:style-name="T5"><text:tab/></text:span><text:span text:style-name="T5">Linguagem Sensível ao Contexto</text:span></text:p>
                  </text:list-item>
                  <text:list-item>
                    <text:p><text:span text:style-name="T5">GSC </text:span><text:span text:style-name="T5"><text:tab/></text:span><text:span text:style-name="T5">Gramática Sensível ao Contexto</text:span></text:p>
                  </text:list-item>
                  <text:list-item>
                    <text:p><text:span text:style-name="T5">RSC </text:span><text:span text:style-name="T5"><text:tab/></text:span><text:span text:style-name="T5">Regra Sensível ao Contexto</text:span></text:p>
                  </text:list-item>
                  <text:list-item>
                    <text:p><text:span text:style-name="T6">LR</text:span><text:span text:style-name="T6"><text:tab/></text:span><text:span text:style-name="T6"><text:tab/></text:span><text:span text:style-name="T6">Linguagem Regular</text:span></text:p>
                  </text:list-item>
                  <text:list-item>
                    <text:p><text:span text:style-name="T6">GR</text:span><text:span text:style-name="T6"><text:tab/></text:span><text:span text:style-name="T6"><text:tab/></text:span><text:span text:style-name="T6">Gramática Regular</text:span></text:p>
                  </text:list-item>
                  <text:list-item>
                    <text:p><text:span text:style-name="T6">MT</text:span><text:span text:style-name="T6"><text:tab/></text:span><text:span text:style-name="T6"><text:tab/></text:span><text:span text:style-name="T6">Máquina de Turing</text:span></text:p>
                  </text:list-item>
                  <text:list-item>
                    <text:p><text:span text:style-name="T6">AF</text:span><text:span text:style-name="T6"><text:tab/></text:span><text:span text:style-name="T6"><text:tab/></text:span><text:span text:style-name="T6">Autômato Fini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Linguagens Livres de Contexto (LLC)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Regras de produção na forma <text:span text:style-name="T7">A → α</text:span></text:p>
                <text:list>
                  <text:list-item>
                    <text:p>Geradas por GLC com regras de produção que dependem apenas do símbolo atual, e não do “contexto em que ele aparece”</text:p>
                    <text:list>
                      <text:list-item>
                        <text:p>Depende da sequência de símbolos que precede ou segue</text:p>
                      </text:list-item>
                    </text:list>
                  </text:list-item>
                </text:list>
              </text:list-item>
              <text:list-item>
                <text:p><text:span text:style-name="T5">GLC</text:span> possuem regras na forma<text:line-break/><text:span text:style-name="T5">A → α</text:span> , onde <text:span text:style-name="T8">α ∈ ( V ∪ T )</text:span><text:span text:style-name="T9">*</text:span> <text:s/>e <text:s/><text:span text:style-name="T10">A ∈ V</text:span></text:p>
              </text:list-item>
            </text:list>
          </draw:text-box>
        </draw:frame>
        <draw:frame draw:style-name="standard" draw:layer="layout" svg:width="26.54cm" svg:height="4.626cm" svg:x="0.707cm" svg:y="16.0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<text:span text:style-name="T11">Tipos de Gramáticas </text:span></text:p>
              </table:table-cell>
              <table:table-cell>
                <text:p text:style-name="P11"><text:span text:style-name="T11"><text:s/></text:span><text:span text:style-name="T11">Regras</text:span></text:p>
              </table:table-cell>
              <table:table-cell>
                <text:p text:style-name="P11"><text:span text:style-name="T11">Exemplos de</text:span></text:p>
                <text:p text:style-name="P11"><text:span text:style-name="T11">linguagens geradas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12">Livres de Contexto GLC (tipo 2)</text:span></text:p>
              </table:table-cell>
              <table:table-cell>
                <text:p text:style-name="P12"><text:span text:style-name="T12">A → α</text:span></text:p>
                <text:p text:style-name="P12"><text:span text:style-name="T12">A ∈ V <text:s/>, <text:s/>α ∈ (V ∪ T)</text:span><text:span text:style-name="T13">*</text:span></text:p>
                <text:p text:style-name="P12"><text:span text:style-name="T12">A: 1 única variável esq.</text:span></text:p>
              </table:table-cell>
              <table:table-cell>
                <text:p text:style-name="P12"><text:span text:style-name="T12">{ ab, aabb, aaabbb, aaaabbbb, ... }</text:span><text:span text:style-name="T12"><text:line-break/></text:span><text:span text:style-name="T12">= { </text:span><text:span text:style-name="T14">a</text:span><text:span text:style-name="T15">n</text:span><text:span text:style-name="T14"> b</text:span><text:span text:style-name="T15">n</text:span><text:span text:style-name="T12"> | n &gt; 0 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3" draw:layer="layout" svg:width="8.726cm" svg:height="3.55cm" svg:x="18.5cm" svg:y="11.45cm">
          <draw:text-box>
            <text:p>R <text:s text:c="3"/>a<text:span text:style-name="T16">n</text:span>b<text:tab/> <text:s text:c="3"/><text:tab/>ε,b,ab,aab</text:p>
            <text:p><text:span text:style-name="T7">LC <text:s/>a</text:span><text:span text:style-name="T17">n</text:span><text:span text:style-name="T7">b</text:span><text:span text:style-name="T17">n</text:span><text:span text:style-name="T7"> <text:s text:c="4"/></text:span><text:span text:style-name="T7"><text:tab/></text:span><text:span text:style-name="T7">ab, aabb</text:span></text:p>
            <text:p>SC <text:s/>a<text:span text:style-name="T16">n</text:span>b<text:span text:style-name="T16">n</text:span>c<text:span text:style-name="T16">n</text:span> <text:s/><text:tab/>abc, aabbcc</text:p>
            <text:p>I <text:s text:c="4"/>a<text:span text:style-name="T16">2^n</text:span> <text:tab/>a, aa, aaaa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Linguagens Sensíveis ao Contexto (LSC)</text:p>
          </draw:text-box>
        </draw:frame>
        <draw:frame presentation:style-name="pr1" draw:text-style-name="P8" draw:layer="layout" svg:width="26.707cm" svg:height="16.74cm" svg:x="1cm" svg:y="3.76cm" presentation:class="outline" presentation:user-transformed="true">
          <draw:text-box>
            <text:list text:style-name="L1">
              <text:list-item>
                <text:p text:style-name="P14">Regras de produção na forma αAβ → αγβ <text:s text:c="3"/>(γ≠ϵ)</text:p>
                <text:list>
                  <text:list-item>
                    <text:p>Geradas por gramáticas que têm regras de produção que <text:line-break/><text:span text:style-name="T18">“dependem do contexto em que o símbolo atual aparece”</text:span></text:p>
                    <text:list>
                      <text:list-item>
                        <text:p>Dependem não apenas do símbolo atual, mas também da sequência de símbolos que o precedem ou o seguem</text:p>
                        <text:list>
                          <text:list-item>
                            <text:p>α e β representam o contexto, ex.:</text:p>
                            <text:list>
                              <text:list-item>
                                <text:p>aAc→aBc só pode ser aplicada se a variável A estiver entre a e c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RSC : tamanho do lado esq. é ≤ ao tamanho do lado dir.</text:p>
              </text:list-item>
              <text:list-item>
                <text:p text:style-name="P14">GSC : tupla G = ( V, T, P, S ) , onde toda regra em P é uma RSC</text:p>
              </text:list-item>
            </text:list>
          </draw:text-box>
        </draw:frame>
        <draw:frame draw:style-name="standard" draw:layer="layout" svg:width="27.233cm" svg:height="3.544cm" svg:x="0.273cm" svg:y="17.01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>
                <text:p><text:span text:style-name="T12">Sensíveis ao</text:span></text:p>
                <text:p><text:span text:style-name="T12">Contexto GSC (tipo 1)</text:span></text:p>
              </table:table-cell>
              <table:table-cell>
                <text:p text:style-name="P12"><text:span text:style-name="T19">α</text:span><text:span text:style-name="T20"> → </text:span><text:span text:style-name="T19">β</text:span></text:p>
                <text:p text:style-name="P12"><text:span text:style-name="T19">α</text:span><text:span text:style-name="T12"> ∈ (V ∪ T)⁺ <text:s/>, <text:s/></text:span><text:span text:style-name="T19">β</text:span><text:span text:style-name="T12"> ∈ (V ∪ T)</text:span><text:span text:style-name="T13">*</text:span></text:p>
                <text:p text:style-name="P12"><text:span text:style-name="T12">| </text:span><text:span text:style-name="T19">α</text:span><text:span text:style-name="T12"> | <text:s/>≤ <text:s/>| </text:span><text:span text:style-name="T19">β</text:span><text:span text:style-name="T12"> |</text:span></text:p>
                <text:p text:style-name="P12"><text:span text:style-name="T12">S → ε , se S não aparece do lado dir.</text:span></text:p>
              </table:table-cell>
              <table:table-cell>
                <text:p text:style-name="P12"><text:span text:style-name="T12">{ abc, aabbcc, aaabbbccc, ... }</text:span></text:p>
                <text:p text:style-name="P12"><text:span text:style-name="T12">= { </text:span><text:span text:style-name="T14">a</text:span><text:span text:style-name="T15">n</text:span><text:span text:style-name="T14"> b</text:span><text:span text:style-name="T15">n</text:span><text:span text:style-name="T14"> c</text:span><text:span text:style-name="T15">n</text:span><text:span text:style-name="T12"> | n &gt; 0 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Na prática, as GSC não são utilizadas na construção de <text:s/>analisadores sintáticos, pois acarretaria em um mecanismo de análise complicado e ineficiente</text:p>
                <text:list>
                  <text:list-item>
                    <text:p>a derivação de uma cadeia em uma GSC não possui uma estrutura que represente tão bem a cadeia do ponto de vista hierárquico,</text:p>
                    <text:list>
                      <text:list-item>
                        <text:p>como é o caso das <text:span text:style-name="T21">árvores de análise</text:span> para as LLC</text:p>
                      </text:list-item>
                    </text:list>
                  </text:list-item>
                </text:list>
              </text:list-item>
              <text:list-item>
                <text:p>Compiladores usam analisadores guiados por <text:span text:style-name="T10">GLC</text:span> ,</text:p>
                <text:list>
                  <text:list-item>
                    <text:p>e alguns mecanismos mais sofisticados que as GSC , para dar conta de análise de contex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Gramática Sensível ao Contexto (GSC)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 text:style-name="P14">Seja a gramática G = ( V, T, P, S ), as RSC tem as formas:</text:p>
                <text:list>
                  <text:list-item>
                    <text:p><text:span text:style-name="T7">α → β</text:span> , com <text:s/><text:span text:style-name="T7">α, β ∈ ( V ∪ T )</text:span><text:span text:style-name="T17">+</text:span> <text:s/>, <text:s/><text:span text:style-name="T7">α</text:span> <text:s/>possuindo pelo menos uma ocorrência de variável , e <text:s/><text:span text:style-name="T7">|α| ≤ |β|</text:span></text:p>
                    <text:list>
                      <text:list-item>
                        <text:p>tanto <text:span text:style-name="T7">α</text:span> quanto <text:span text:style-name="T7">β</text:span> são sequências não vazias de símbolos, onde cada símbolo pode ser uma variável <text:span text:style-name="T7">V</text:span> ou um terminal <text:span text:style-name="T7">T</text:span></text:p>
                      </text:list-item>
                    </text:list>
                  </text:list-item>
                  <text:list-item>
                    <text:p><text:span text:style-name="T7">S → ε</text:span> , se <text:span text:style-name="T7">S</text:span> é o símbolo inicial e não ocorre à direita de todas as regras da gramática</text:p>
                    <text:list>
                      <text:list-item>
                        <text:p>condição adicional que permite que o símbolo inicial <text:span text:style-name="T7">S</text:span> seja substituído pelo símbolo vazio <text:span text:style-name="T7">ε</text:span> ,</text:p>
                        <text:list>
                          <text:list-item>
                            <text:p>desde que <text:span text:style-name="T7">S</text:span> não ocorra à direita de nenhuma regra da gramátic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Linguagem Sensível ao Contexto (LSC)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7">L</text:span> é uma <text:span text:style-name="T7">LSC</text:span> <text:span text:style-name="T22">se, e somente se</text:span>, <text:span text:style-name="T6">existe</text:span> uma <text:span text:style-name="T5">GLC</text:span> <text:s/>G <text:s/>, e <text:s text:c="2"/>L = L(G)</text:p>
                <text:list>
                  <text:list-item>
                    <text:p>Uma linguagem L é uma Linguagem Livre de Contexto se, e somente se, existe uma Gramática Livre de Contexto G que a gere</text:p>
                  </text:list-item>
                  <text:list-item>
                    <text:p>L = L(G) : <text:s text:c="2"/>L(G) representa a linguagem gerada pela gramática G</text:p>
                    <text:list>
                      <text:list-item>
                        <text:p>L(G) é o conjunto de todas as cadeias de caracteres que podem ser derivadas a partir do símbolo inicial da gramática G seguindo suas regras de produção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7">LSC</text:span>s podem gerar cadeias, com um controle triplo, em comparação com as <text:span text:style-name="T23">LLC</text:span>s, caracterizadas pelo controle duplo</text:p>
              </text:list-item>
            </text:list>
          </draw:text-box>
        </draw:frame>
        <draw:frame draw:style-name="gr2" draw:text-style-name="P13" draw:layer="layout" svg:width="8.726cm" svg:height="3.55cm" svg:x="18.614cm" svg:y="16.95cm">
          <draw:text-box>
            <text:p>R <text:s text:c="3"/>a<text:span text:style-name="T16">n</text:span>b<text:tab/> <text:s text:c="3"/><text:tab/>ε,b,ab,aab</text:p>
            <text:p><text:span text:style-name="T18">LC <text:s/>a</text:span><text:span text:style-name="T24">n</text:span><text:span text:style-name="T18">b</text:span><text:span text:style-name="T24">n</text:span><text:span text:style-name="T18"> <text:s text:c="4"/></text:span><text:span text:style-name="T18"><text:tab/></text:span><text:span text:style-name="T18">ab, aabb</text:span></text:p>
            <text:p><text:span text:style-name="T7">SC <text:s/>a</text:span><text:span text:style-name="T17">n</text:span><text:span text:style-name="T7">b</text:span><text:span text:style-name="T17">n</text:span><text:span text:style-name="T7">c</text:span><text:span text:style-name="T17">n</text:span><text:span text:style-name="T7"> <text:s/></text:span><text:span text:style-name="T7"><text:tab/></text:span><text:span text:style-name="T7">abc, aabbcc</text:span></text:p>
            <text:p>I <text:s text:c="4"/>a<text:span text:style-name="T16">2^n</text:span> <text:tab/>a, aa, aaaa</text:p>
          </draw:text-box>
        </draw:frame>
        <draw:line draw:style-name="gr3" draw:text-style-name="P16" draw:layer="layout" svg:x1="23cm" svg:y1="15cm" svg:x2="22.5cm" svg:y2="16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Exemplo - LSC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Seja a linguagem {a<text:span text:style-name="T16">n</text:span> b<text:span text:style-name="T16">n</text:span> c<text:span text:style-name="T16">n</text:span> | 0 &lt; n } gerada pela GSC:</text:p>
                <text:list>
                  <text:list-item>
                    <text:p><text:span text:style-name="T6">S</text:span> → ABc</text:p>
                  </text:list-item>
                  <text:list-item>
                    <text:p>AB → AABBC</text:p>
                  </text:list-item>
                  <text:list-item>
                    <text:p>CB → BC</text:p>
                  </text:list-item>
                  <text:list-item>
                    <text:p>Cc → cc</text:p>
                  </text:list-item>
                  <text:list-item>
                    <text:p>Bc → bc</text:p>
                  </text:list-item>
                  <text:list-item>
                    <text:p>Bb → bb</text:p>
                  </text:list-item>
                  <text:list-item>
                    <text:p>Ab → ab</text:p>
                  </text:list-item>
                  <text:list-item>
                    <text:p>Aa → aa</text:p>
                  </text:list-item>
                </text:list>
              </text:list-item>
            </text:list>
          </draw:text-box>
        </draw:frame>
        <draw:frame draw:style-name="gr4" draw:text-style-name="P18" draw:layer="layout" svg:width="12.637cm" svg:height="12.853cm" svg:x="13.043cm" svg:y="6.498cm">
          <draw:text-box>
            <text:p><text:span text:style-name="T25">Derivação de a</text:span><text:span text:style-name="T26">3</text:span><text:span text:style-name="T25">b</text:span><text:span text:style-name="T26">3</text:span><text:span text:style-name="T25">c</text:span><text:span text:style-name="T26">3</text:span><text:span text:style-name="T25"> :</text:span></text:p>
            <text:p><text:span text:style-name="T27"/></text:p>
            <text:p text:style-name="P17"><text:span text:style-name="T28">S</text:span><text:span text:style-name="T29"> ⇒ </text:span><text:span text:style-name="T30">AB</text:span><text:span text:style-name="T29">c ⇒ A</text:span><text:span text:style-name="T30">ABBC</text:span><text:span text:style-name="T29">c</text:span></text:p>
            <text:p text:style-name="P17"><text:span text:style-name="T29">A</text:span><text:span text:style-name="T30">AB</text:span><text:span text:style-name="T29">BCc ⇒ A</text:span><text:span text:style-name="T30">AABBC</text:span><text:span text:style-name="T29">BCc</text:span></text:p>
            <text:p text:style-name="P17"><text:span text:style-name="T29">AAABB</text:span><text:span text:style-name="T30">CB</text:span><text:span text:style-name="T29">Cc ⇒ AAABB</text:span><text:span text:style-name="T30">BC</text:span><text:span text:style-name="T29">Cc</text:span></text:p>
            <text:p text:style-name="P17"><text:span text:style-name="T29">AAABBBC</text:span><text:span text:style-name="T30">Cc</text:span><text:span text:style-name="T29"> ⇒ AAABBBC</text:span><text:span text:style-name="T30">cc</text:span></text:p>
            <text:p text:style-name="P17"><text:span text:style-name="T29">AAABBB</text:span><text:span text:style-name="T30">Cc</text:span><text:span text:style-name="T29">c ⇒ AAABBB</text:span><text:span text:style-name="T30">cc</text:span><text:span text:style-name="T29">c</text:span></text:p>
            <text:p text:style-name="P17"><text:span text:style-name="T29">AAABB</text:span><text:span text:style-name="T30">Bc</text:span><text:span text:style-name="T29">cc ⇒ AAABB</text:span><text:span text:style-name="T30">bc</text:span><text:span text:style-name="T29">cc</text:span></text:p>
            <text:p text:style-name="P17"><text:span text:style-name="T29">AAABBbccc ⇒ <text:s/>(...) ⇒ Aaabbbccc</text:span></text:p>
            <text:p text:style-name="P17"><text:span text:style-name="T30">Aa</text:span><text:span text:style-name="T29">abbbccc ⇒</text:span><text:span text:style-name="T30"> aa</text:span><text:span text:style-name="T29">abbbccc</text:span></text:p>
          </draw:text-box>
        </draw:frame>
        <draw:line draw:style-name="gr5" draw:text-style-name="P19" draw:layer="layout" svg:x1="16.988cm" svg:y1="9.82cm" svg:x2="16.181cm" svg:y2="10.278cm">
          <text:p/>
        </draw:line>
        <draw:line draw:style-name="gr6" draw:layer="layout" svg:x1="7.48cm" svg:y1="7.047cm" svg:x2="14.756cm" svg:y2="8.955cm">
          <text:p/>
        </draw:line>
        <draw:line draw:style-name="gr6" draw:layer="layout" svg:x1="7.48cm" svg:y1="7.047cm" svg:x2="13.891cm" svg:y2="10.253cm">
          <text:p/>
        </draw:line>
        <draw:frame draw:style-name="gr7" draw:text-style-name="P20" draw:layer="layout" svg:width="4.833cm" svg:height="1.072cm" svg:x="7.736cm" svg:y="5.342cm">
          <draw:text-box>
            <text:p>inicial</text:p>
          </draw:text-box>
        </draw:frame>
        <draw:line draw:style-name="gr8" draw:text-style-name="P19" draw:layer="layout" svg:x1="7.506cm" svg:y1="5.851cm" svg:x2="6.259cm" svg:y2="5.851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Na derivação de <text:span text:style-name="T7">aaabbbccc</text:span> , as regras poderiam ter sido aplicadas em outra ordem, que não a exibida, e assim mesmo<text:line-break/><text:span text:style-name="T22">a mesma cadeia seria derivada</text:span></text:p>
              </text:list-item>
              <text:list-item>
                <text:p>Por exemplo, a partir de AAABBCBCc , podemos derivar <text:span text:style-name="T5">AAABBCBcc</text:span> ao invés de AAABBBCCc </text:p>
                <text:list>
                  <text:list-item>
                    <text:p>a partir de <text:span text:style-name="T5">AAABBCBcc</text:span> só poderíamos derivar AAABBBCcc, </text:p>
                    <text:list>
                      <text:list-item>
                        <text:p>enquanto que a partir da cadeia AAABBBCCc só é possível derivar AAABBBCcc</text:p>
                      </text:list-item>
                    </text:list>
                  </text:list-item>
                </text:list>
              </text:list-item>
              <text:list-item>
                <text:p>Desta forma, podemos observar que <text:span text:style-name="T31">qualquer sequência de aplicações de regras</text:span> da gramática <text:span text:style-name="T31">gera cadeias da linguagem</text:span> em quest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 text:style-name="P8">Exemplo - GSC</text:p>
          </draw:text-box>
        </draw:frame>
        <draw:frame presentation:style-name="pr5" draw:text-style-name="P8" draw:layer="layout" svg:width="26cm" svg:height="16.5cm" svg:x="1cm" svg:y="4cm" presentation:class="outline" presentation:user-transformed="true">
          <draw:text-box>
            <text:p>GSC que gera a L = { <text:span text:style-name="T7">ww</text:span> | w ∈ { a, b }<text:span text:style-name="T32">*</text:span> } :</text:p>
            <text:p>1) <text:s/><text:span text:style-name="T6">S</text:span> → RT | aa | bb</text:p>
            <text:p text:style-name="P21"><text:span text:style-name="T33">2) <text:s/>R → RaA | RbB | aaM | abN | baO | bbP</text:span></text:p>
            <text:p text:style-name="P21"><text:span text:style-name="T33">3) <text:s/>Aa → aA </text:span><text:span text:style-name="T33"><text:line-break/></text:span><text:span text:style-name="T33"> <text:s text:c="4"/>Ab → bA</text:span><text:span text:style-name="T33"><text:line-break/></text:span><text:span text:style-name="T33"> <text:s text:c="4"/>AT → Ta</text:span></text:p>
            <text:p text:style-name="P21"><text:span text:style-name="T33">4) <text:s/>Ba → aB</text:span><text:span text:style-name="T33"><text:line-break/></text:span><text:span text:style-name="T33"> <text:s text:c="4"/>Bb → bB</text:span><text:span text:style-name="T33"><text:line-break/></text:span><text:span text:style-name="T33"> <text:s text:c="4"/>BT → Tb</text:span></text:p>
            <text:p text:style-name="P21"><text:span text:style-name="T33">5) <text:s/>Ma → aM</text:span><text:span text:style-name="T33"><text:line-break/></text:span><text:span text:style-name="T33"> <text:s text:c="4"/>Mb → bM</text:span><text:span text:style-name="T33"><text:line-break/></text:span><text:span text:style-name="T33"> <text:s text:c="4"/>MT → aa</text:span></text:p>
          </draw:text-box>
        </draw:frame>
        <draw:frame draw:style-name="gr7" draw:text-style-name="P20" draw:layer="layout" svg:width="5.368cm" svg:height="1.072cm" svg:x="10.686cm" svg:y="6.054cm">
          <draw:text-box>
            <text:p><text:span text:style-name="T6">S</text:span> = inicial</text:p>
          </draw:text-box>
        </draw:frame>
        <draw:frame draw:style-name="gr9" draw:text-style-name="P24" draw:layer="layout" svg:width="7.251cm" svg:height="10.272cm" svg:x="15.248cm" svg:y="9.588cm">
          <draw:text-box>
            <text:p text:style-name="P22"><text:span text:style-name="T34">6) <text:s/>Na → aN </text:span><text:span text:style-name="T34"><text:line-break/></text:span><text:span text:style-name="T34"> <text:s text:c="4"/>Nb → bN</text:span><text:span text:style-name="T34"><text:line-break/></text:span><text:span text:style-name="T34"> <text:s text:c="4"/>NT → ab</text:span></text:p>
            <text:p text:style-name="P23"><text:span text:style-name="T34">7) <text:s/>Oa → aO</text:span><text:span text:style-name="T34"><text:line-break/></text:span><text:span text:style-name="T34"> <text:s text:c="4"/>Ob → bO</text:span><text:span text:style-name="T34"><text:line-break/></text:span><text:span text:style-name="T34"> <text:s text:c="4"/>OT → ba</text:span></text:p>
            <text:p text:style-name="P23"><text:span text:style-name="T34">8) <text:s/>Pa → aP</text:span><text:span text:style-name="T34"><text:line-break/></text:span><text:span text:style-name="T34"> <text:s text:c="4"/>Pb → bP</text:span><text:span text:style-name="T34"><text:line-break/></text:span><text:span text:style-name="T34"> <text:s text:c="4"/>PT → bb</text:span></text:p>
          </draw:text-box>
        </draw:frame>
        <draw:frame draw:style-name="gr10" draw:text-style-name="P8" draw:layer="layout" svg:width="4.555cm" svg:height="1.072cm" svg:x="10.212cm" svg:y="19.797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Exemplo - GSC<text:span text:style-name="T35"> <text:s text:c="3"/>(continuação)</text:span>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A gramática é projetada para processar palavras <text:span text:style-name="T7">w</text:span> de forma ordenada e sensível ao contexto</text:p>
              </text:list-item>
              <text:list-item>
                <text:p>Ela lê <text:span text:style-name="T7">w</text:span> no prefixo <text:span text:style-name="T7">R</text:span> e garante, por meio de regras intermediárias e sensíveis ao contexto, que o sufixo <text:span text:style-name="T7">T</text:span> será uma cópia idêntica de <text:span text:style-name="T7">w</text:span>, resultando em <text:span text:style-name="T7">ww</text:span></text:p>
              </text:list-item>
              <text:list-item>
                <text:p>Exemplo de derivação<text:line-break/></text:p>
                <text:list>
                  <text:list-header>
                    <text:p>S ⇒ RT ⇒ <text:span text:style-name="T7">RaA</text:span>T ⇒ <text:span text:style-name="T7">bbP</text:span>aAT ⇒ bb<text:span text:style-name="T7">aP</text:span>AT ⇒ bbaP<text:span text:style-name="T7">Ta</text:span> ⇒ bba<text:span text:style-name="T7">bb</text:span>a</text:p>
                  </text:list-header>
                </text:list>
              </text:list-item>
            </text:list>
          </draw:text-box>
        </draw:frame>
        <draw:frame draw:style-name="gr11" draw:text-style-name="P13" draw:layer="layout" svg:width="2.729cm" svg:height="1.072cm" svg:x="5cm" svg:y="16cm">
          <draw:text-box>
            <text:p>R→RaA</text:p>
          </draw:text-box>
        </draw:frame>
        <draw:frame draw:style-name="gr12" draw:text-style-name="P13" draw:layer="layout" svg:width="3.072cm" svg:height="1.072cm" svg:x="8.5cm" svg:y="16cm">
          <draw:text-box>
            <text:p>R→bbP</text:p>
          </draw:text-box>
        </draw:frame>
        <draw:frame draw:style-name="gr7" draw:text-style-name="P13" draw:layer="layout" svg:width="2.708cm" svg:height="1.072cm" svg:x="12.792cm" svg:y="16cm">
          <draw:text-box>
            <text:p>Pa→aP</text:p>
          </draw:text-box>
        </draw:frame>
        <draw:frame draw:style-name="gr13" draw:text-style-name="P13" draw:layer="layout" svg:width="2.466cm" svg:height="1.072cm" svg:x="16cm" svg:y="16cm">
          <draw:text-box>
            <text:p>AT→Ta</text:p>
          </draw:text-box>
        </draw:frame>
        <draw:frame draw:style-name="gr14" draw:text-style-name="P13" draw:layer="layout" svg:width="2.614cm" svg:height="1.072cm" svg:x="19.5cm" svg:y="16cm">
          <draw:text-box>
            <text:p>PT→bb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Gramática Sensível ao Contexto (GSC)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GSC, como possuem regras apenas na forma <text:line-break/><text:line-break/><text:tab/><text:tab/><text:span text:style-name="T7">α → β, onde |α| ≤ |β|</text:span> <text:s text:c="3"/>, <text:line-break/><text:line-break/>garantem que é computável o problema de determinar se uma cadeia pertence ou não à linguagem gerada pela gramática G</text:p>
                <text:list>
                  <text:list-item>
                    <text:p>Isto é, existe um programa de computador que implementa esta decisão</text:p>
                  </text:list-item>
                </text:list>
              </text:list-item>
              <text:list-item>
                <text:p>Isto é consequência do fato de que a cada uso de regra no processo de verificação, <text:span text:style-name="T7">a cadeia sendo gerada nunca diminui de tamanh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 text:style-name="P8">GSC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Devido às regras das GSC, onde uma cadeia gerada nunca diminui de tamanho,</text:p>
                <text:list>
                  <text:list-item>
                    <text:p>é possível criar um programa de computador que decida se uma cadeia pertence à linguagem gerada por uma gramática G</text:p>
                  </text:list-item>
                </text:list>
              </text:list-item>
              <text:list-item>
                <text:p>Com um número finito de aplicações de regras que não aumentam o tamanho da cadeia, podemos concluir que a cadeia <text:span text:style-name="T7">w</text:span> pertence à linguagem <text:span text:style-name="T7">L(G)</text:span> e é derivada pela gramática</text:p>
              </text:list-item>
              <text:list-item>
                <text:p>Porém, se todas as possíveis derivações resultam em cadeias maiores que <text:span text:style-name="T7">w</text:span>, isso indica que <text:span text:style-name="T7">G</text:span> não pode derivar <text:span text:style-name="T7">w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 text:style-name="P8">RLC é RSC</text:p>
          </draw:text-box>
        </draw:frame>
        <draw:frame presentation:style-name="pr6" draw:text-style-name="P8" draw:layer="layout" svg:width="26cm" svg:height="16.5cm" svg:x="1cm" svg:y="4cm" presentation:class="outline">
          <draw:text-box>
            <text:list text:style-name="L1">
              <text:list-item>
                <text:p>Com a exceção de regras da forma <text:span text:style-name="T7">A → ε</text:span> , toda RLC é uma RSC</text:p>
              </text:list-item>
              <text:list-item>
                <text:p>Toda GLC que não gera a cadeia vazia pode ser convertida em uma Gramática Livre de Contexto Sem Regras Nulas (GSRN) equivalente</text:p>
              </text:list-item>
              <text:list-item>
                <text:p>Toda LLC é também uma LSC, uma vez que a classe das linguagens sensíveis ao contexto inclui todas as linguagens livres de contex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Existem LSC que não são LLC</text:p>
                <text:list>
                  <text:list-item>
                    <text:p>Ex.: <text:s/>L<text:span text:style-name="T36">abc</text:span> = { a<text:span text:style-name="T32">n</text:span> b<text:span text:style-name="T32">n</text:span> c<text:span text:style-name="T32">n</text:span> | 0 &lt; n }</text:p>
                    <text:list>
                      <text:list-item>
                        <text:p>existe a necessidade de "manter a contagem" simultânea de três símbolos diferentes (<text:span text:style-name="T7">a</text:span>, <text:span text:style-name="T7">b</text:span> e <text:span text:style-name="T7">c</text:span>)</text:p>
                      </text:list-item>
                      <text:list-item>
                        <text:p>as GLCs têm uma capacidade limitada de "memória", pois só podem substituir um não terminal por vez, independentemente do contexto</text:p>
                      </text:list-item>
                      <text:list-item>
                        <text:p>Para garantir a igualdade entre as quantidades de <text:span text:style-name="T7">a</text:span>, <text:span text:style-name="T7">b</text:span> e <text:span text:style-name="T7">c</text:span>, seria necessário um mecanismo que as GLCs não possue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Com relação às operações de fechamento, podemos observar que o que foi feito para a união de LLC pode ser feito para a união de LSC</text:p>
                <text:list>
                  <text:list-item>
                    <text:p>Operações de fechamento são operações que, quando aplicadas a elementos de um conjunto, produzem resultados que ainda pertencem ao mesmo conjunto</text:p>
                    <text:list>
                      <text:list-item>
                        <text:p>Se <text:s/>L<text:span text:style-name="T37">1</text:span> <text:s/>e <text:s/>L<text:span text:style-name="T37">2</text:span> <text:s/>são LSC, então <text:s/>L<text:span text:style-name="T37">1</text:span> ∪ L<text:span text:style-name="T37">2</text:span> também é uma LSC</text:p>
                      </text:list-item>
                    </text:list>
                  </text:list-item>
                </text:list>
              </text:list-item>
              <text:list-item>
                <text:p>Se <text:s/>L<text:span text:style-name="T37">1</text:span> <text:s/>e <text:s/>L<text:span text:style-name="T37">2</text:span> <text:s/>são LSC, então existem gramáticas <text:s/>G<text:span text:style-name="T37">1</text:span> <text:s/>e <text:s/>G<text:span text:style-name="T37">2</text:span> , tais que <text:s/>L<text:span text:style-name="T37">1</text:span> = L(G<text:span text:style-name="T37">1</text:span>) <text:s/>e <text:s/>L<text:span text:style-name="T37">2</text:span> = L(G<text:span text:style-name="T37">2</text:span>)</text:p>
                <text:list>
                  <text:list-item>
                    <text:p>G<text:span text:style-name="T37">1</text:span> ​ é uma gramática que gera <text:s/>L<text:span text:style-name="T37">1</text:span> , <text:s/>G<text:span text:style-name="T37">2</text:span> <text:s/>é uma gramática que gera <text:s/>L<text:span text:style-name="T37">2</text:span></text:p>
                  </text:list-item>
                  <text:list-item>
                    <text:p>A linguagem L<text:span text:style-name="T37">1</text:span>​ é exatamente a linguagem gerada pela gramática G<text:span text:style-name="T37">1​</text:span></text:p>
                  </text:list-item>
                  <text:list-item>
                    <text:p>Idem para L<text:span text:style-name="T37">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Se S<text:span text:style-name="T37">1</text:span> e S<text:span text:style-name="T37">2</text:span> são os respectivos símbolos inicias das gramáticas ,</text:p>
                <text:list>
                  <text:list-item>
                    <text:p>deve-se renomear as variáveis de G<text:span text:style-name="T37">1</text:span> para que não haja interseção com as variáveis de G<text:span text:style-name="T37">2</text:span></text:p>
                  </text:list-item>
                </text:list>
              </text:list-item>
              <text:list-item>
                <text:p>Considerando a gramática que reúne todas as regras de ambas as gramáticas, mais as regras <text:s/>S → S<text:span text:style-name="T37">1</text:span> | S<text:span text:style-name="T37">2</text:span> <text:s/>, que é uma RSC, temos uma GSC que gera L<text:span text:style-name="T37">1</text:span> ∪ L<text:span text:style-name="T37">2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Considerando a GSC <text:s/>L<text:span text:style-name="T37">1</text:span> anterior, e as regras <text:s/>S → S<text:span text:style-name="T37">1</text:span>S | S<text:span text:style-name="T37">1</text:span> <text:s/>, temos uma gramática que gera L<text:span text:style-name="T36">1</text:span><text:span text:style-name="T32">+</text:span></text:p>
              </text:list-item>
              <text:list-item>
                <text:p>A regra <text:s/>S → S<text:span text:style-name="T37">1</text:span>S | S<text:span text:style-name="T37">1</text:span> <text:s/>é sensível ao contexto</text:p>
              </text:list-item>
              <text:list-item>
                <text:p>A união de L<text:span text:style-name="T36">1</text:span><text:span text:style-name="T32">+</text:span> com { ε } é sensível ao contexto, e, de fato<text:line-break/>L<text:span text:style-name="T37">1</text:span><text:span text:style-name="T32">*</text:span> <text:s/>= <text:s/>L<text:span text:style-name="T36">1</text:span><text:span text:style-name="T32">+</text:span> <text:s/>∪ { ε }</text:p>
              </text:list-item>
            </text:list>
            <text:p><text:line-break/></text:p>
            <text:list text:continue-numbering="true" text:style-name="L1">
              <text:list-item>
                <text:p>Sejam L<text:span text:style-name="T37">1</text:span> e L<text:span text:style-name="T37">2</text:span> linguagens sensíveis ao contexto</text:p>
                <text:list>
                  <text:list-item>
                    <text:p>As linguagens <text:s text:c="2"/>L<text:span text:style-name="T37">1</text:span> ∪ L<text:span text:style-name="T37">2</text:span> <text:s text:c="2"/>e <text:s text:c="2"/>L<text:span text:style-name="T37">1</text:span><text:span text:style-name="T32">*</text:span> <text:s text:c="2"/>também são sensíveis ao contexto</text:p>
                  </text:list-item>
                </text:list>
              </text:list-item>
            </text:list>
          </draw:text-box>
        </draw:frame>
        <draw:line draw:style-name="gr15" draw:text-style-name="P16" draw:layer="layout" svg:x1="1cm" svg:y1="14cm" svg:x2="26.5cm" svg:y2="14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 Condensed" svg:font-family="'DejaVu Serif Condensed'" style:font-family-generic="roman" style:font-pitch="variable"/>
    <style:font-face style:name="DejaVu Serif Condensed1" svg:font-family="'DejaVu Serif Condensed'" style:font-adornments="Condensed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2" fo:font-family="'DejaVu Sans Condensed'" style:font-style-name="Condensed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666666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ff" loext:opacity="100%" style:text-outline="false" style:text-line-through-style="none" style:text-line-through-type="none" style:font-name="DejaVu Serif Condensed1" fo:font-family="'DejaVu Serif Condensed'" style:font-style-name="Condensed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_5f_1" style:display-name="Default Drawing Style_1_1_1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font-variant="normal" fo:text-transform="none" fo:color="#ff00ff" loext:opacity="100%" style:text-outline="false" style:text-line-through-style="none" style:text-line-through-type="none" style:font-name="DejaVu Sans Condensed1" fo:font-family="'DejaVu Sans Condensed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fo:font-size="20pt" style:font-size-asian="20pt" style:font-size-complex="20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00b4b4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b000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8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3-01T14:26:01.022465967</dc:date>
    <meta:editing-duration>P2DT6H3M2S</meta:editing-duration>
    <meta:editing-cycles>284</meta:editing-cycles>
    <meta:generator>LibreOffice/7.3.7.2$Linux_X86_64 LibreOffice_project/30$Build-2</meta:generator>
    <meta:document-statistic meta:object-count="114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